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 style:list-style-name="L15">
      <style:text-properties fo:font-weight="normal" style:font-weight-asian="normal" style:font-weight-complex="normal"/>
    </style:style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Standard" style:list-style-name="L6"/>
    <style:style style:name="P12" style:family="paragraph" style:parent-style-name="Standard" style:list-style-name="L7"/>
    <style:style style:name="P13" style:family="paragraph" style:parent-style-name="Standard" style:list-style-name="L8"/>
    <style:style style:name="P14" style:family="paragraph" style:parent-style-name="Standard" style:list-style-name="L9"/>
    <style:style style:name="P15" style:family="paragraph" style:parent-style-name="Standard" style:list-style-name="L10"/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 style:list-style-name="L11"/>
    <style:style style:name="P18" style:family="paragraph" style:parent-style-name="Standard" style:list-style-name="L12"/>
    <style:style style:name="P19" style:family="paragraph" style:parent-style-name="Standard" style:list-style-name="L13"/>
    <style:style style:name="P20" style:family="paragraph" style:parent-style-name="Standard" style:list-style-name="L14"/>
    <style:style style:name="P21" style:family="paragraph" style:parent-style-name="Standard">
      <style:paragraph-properties fo:line-height="150%"/>
    </style:style>
    <style:style style:name="P22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23" style:family="paragraph" style:parent-style-name="Standard">
      <style:paragraph-properties style:line-height-at-least="0.503cm"/>
      <style:text-properties fo:color="#d4d4d4" fo:background-color="#1e1e1e"/>
    </style:style>
    <style:style style:name="P24" style:family="paragraph" style:parent-style-name="Standard">
      <style:paragraph-properties style:line-height-at-least="0.503cm"/>
    </style:style>
    <style:style style:name="P25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26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9cdcfe"/>
    </style:style>
    <style:style style:name="T4" style:family="text">
      <style:text-properties fo:color="#9cdcfe" style:font-name="Consolas" fo:font-size="10.5pt" fo:font-weight="normal"/>
    </style:style>
    <style:style style:name="T5" style:family="text">
      <style:text-properties fo:color="#9cdcfe" style:font-name="Consolas" fo:font-size="10.5pt" fo:font-weight="normal" fo:background-color="#1e1e1e"/>
    </style:style>
    <style:style style:name="T6" style:family="text">
      <style:text-properties fo:color="#d4d4d4" style:font-name="Consolas" fo:font-size="10.5pt" fo:font-weight="normal" fo:background-color="#1e1e1e"/>
    </style:style>
    <style:style style:name="T7" style:family="text">
      <style:text-properties fo:color="#ce9178"/>
    </style:style>
    <style:style style:name="T8" style:family="text">
      <style:text-properties fo:color="#ce9178" style:font-name="Consolas" fo:font-size="10.5pt" fo:font-weight="normal"/>
    </style:style>
    <style:style style:name="T9" style:family="text">
      <style:text-properties fo:color="#ce9178" style:font-name="Consolas" fo:font-size="10.5pt" fo:font-weight="normal" fo:background-color="#1e1e1e"/>
    </style:style>
    <style:style style:name="T10" style:family="text">
      <style:text-properties fo:color="#c586c0"/>
    </style:style>
    <style:style style:name="T11" style:family="text">
      <style:text-properties fo:color="#4fc1ff"/>
    </style:style>
    <style:style style:name="T12" style:family="text">
      <style:text-properties fo:color="#4fc1ff" style:font-name="Consolas" fo:font-size="10.5pt" fo:font-weight="normal"/>
    </style:style>
    <style:style style:name="T13" style:family="text">
      <style:text-properties style:font-name="Consolas" fo:font-size="10.5pt" fo:font-weight="normal"/>
    </style:style>
    <style:style style:name="T14" style:family="text">
      <style:text-properties fo:color="#6a9955" style:font-name="Consolas" fo:font-size="10.5pt" fo:font-weight="normal"/>
    </style:style>
    <style:style style:name="T15" style:family="text">
      <style:text-properties fo:color="#dcdcaa" style:font-name="Consolas" fo:font-size="10.5pt" fo:font-weight="normal"/>
    </style:style>
    <style:style style:name="T16" style:family="text">
      <style:text-properties fo:color="#569cd6" style:font-name="Consolas" fo:font-size="10.5pt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D ON NEXT PAGE -- FLOW in Redux based React APP</text:p>
      <text:p text:style-name="P1"/>
      <text:p text:style-name="P1">Important JavaScript methods:</text:p>
      <text:list xml:id="list5919210230799061653" text:style-name="L1">
        <text:list-item>
          <text:p text:style-name="P5">unshift =&gt; Add element to initial location of the array</text:p>
        </text:list-item>
        <text:list-item>
          <text:p text:style-name="P4"><text:span text:style-name="T1">slice =&gt; It has many functions. =&gt; </text:span><text:a xlink:type="simple" xlink:href="https://www.codegrepper.com/code-examples/javascript/array+splice" text:style-name="Internet_20_link" text:visited-style-name="Visited_20_Internet_20_Link">https://www.codegrepper.com/code-examples/javascript/array+splice</text:a> </text:p>
        </text:list-item>
        <text:list-item>
          <text:p text:style-name="P4"/>
        </text:list-item>
      </text:list>
      <text:p text:style-name="P1"/>
      <text:p text:style-name="P1">Start node side files</text:p>
      <text:list xml:id="list6779204763565511608" text:style-name="L2">
        <text:list-item>
          <text:p text:style-name="P7">server.js <text:s text:c="2"/>&lt;= THIS IS ENTRY POINT</text:p>
        </text:list-item>
        <text:list-item>
          <text:p text:style-name="P7">install required dependencies</text:p>
          <text:list>
            <text:list-item>
              <text:p text:style-name="P7">bcrypt</text:p>
            </text:list-item>
            <text:list-item>
              <text:p text:style-name="P7">config</text:p>
            </text:list-item>
            <text:list-item>
              <text:p text:style-name="P7">express</text:p>
            </text:list-item>
            <text:list-item>
              <text:p text:style-name="P7">express-validator</text:p>
            </text:list-item>
            <text:list-item>
              <text:p text:style-name="P7">gravatar</text:p>
            </text:list-item>
            <text:list-item>
              <text:p text:style-name="P7">jsonwebtoken</text:p>
            </text:list-item>
            <text:list-item>
              <text:p text:style-name="P7">mongoose</text:p>
            </text:list-item>
            <text:list-item>
              <text:p text:style-name="P7">request</text:p>
            </text:list-item>
          </text:list>
        </text:list-item>
      </text:list>
      <text:p text:style-name="Standard"/>
      <text:p text:style-name="Standard">Create configuration files</text:p>
      <text:list xml:id="list4763046008643318975" text:style-name="L3">
        <text:list-item>
          <text:p text:style-name="P8">config/db.js</text:p>
        </text:list-item>
        <text:list-item>
          <text:p text:style-name="P8">default.json</text:p>
        </text:list-item>
      </text:list>
      <text:p text:style-name="Standard"/>
      <text:p text:style-name="Standard">Create models</text:p>
      <text:list xml:id="list2796586409973310570" text:style-name="L4">
        <text:list-item>
          <text:p text:style-name="P9">models/User.js</text:p>
        </text:list-item>
      </text:list>
      <text:p text:style-name="Standard"/>
      <text:p text:style-name="Standard">Create routes</text:p>
      <text:list xml:id="list1781775685082675137" text:style-name="L5">
        <text:list-item>
          <text:p text:style-name="P10">routes/auth.js</text:p>
        </text:list-item>
        <text:list-item>
          <text:p text:style-name="P10">routes/posts.js</text:p>
        </text:list-item>
        <text:list-item>
          <text:p text:style-name="P10">routes/profile.js</text:p>
        </text:list-item>
        <text:list-item>
          <text:p text:style-name="P10">routes/users.j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REDUX configuration</text:p>
      <text:p text:style-name="Standard"/>
      <text:p text:style-name="Standard">Packages used for redux:</text:p>
      <text:list xml:id="list2588984533595639967" text:style-name="L6">
        <text:list-item>
          <text:p text:style-name="P11">react-redux</text:p>
        </text:list-item>
        <text:list-item>
          <text:p text:style-name="P11">redux</text:p>
        </text:list-item>
        <text:list-item>
          <text:p text:style-name="P11">redux-devtools-extension</text:p>
        </text:list-item>
        <text:list-item>
          <text:p text:style-name="P11">redux-thunk</text:p>
        </text:list-item>
      </text:list>
      <text:p text:style-name="Standard"/>
      <text:p text:style-name="Standard">Create store:<text:tab/>src/store.js</text:p>
      <text:p text:style-name="Standard"/>
      <text:p text:style-name="Standard"/>
      <text:p text:style-name="P1">FLOW in Redux based React APP</text:p>
      <text:list xml:id="list630512427600723573" text:style-name="L15">
        <text:list-item>
          <text:p text:style-name="P6">Create Reducer</text:p>
        </text:list-item>
        <text:list-item>
          <text:p text:style-name="P6">Create Action</text:p>
        </text:list-item>
        <text:list-item>
          <text:p text:style-name="P6">Create Component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<text:soft-page-break/><text:span text:style-name="T2">// ------------------------------------------------- src/reducers/alert.js</text:span></text:p>
      <text:p text:style-name="P3">import { SET_ALERT, REMOVE_ALERT } from '../actions/types';</text:p>
      <text:p text:style-name="P3">const initialState = [];</text:p>
      <text:p text:style-name="P3"/>
      <text:p text:style-name="P3">export default function (state = initialState, action) {</text:p>
      <text:p text:style-name="P3"><text:s text:c="4"/>// The action contains actionType and payLoad =&gt; is triggered from an action</text:p>
      <text:p text:style-name="P3"><text:s text:c="4"/>const { type, payload } = action;</text:p>
      <text:p text:style-name="P3"><text:s text:c="4"/>switch (type) {</text:p>
      <text:p text:style-name="P3"><text:s text:c="8"/>case SET_ALERT:</text:p>
      <text:p text:style-name="P3"><text:s text:c="12"/>// console.log([...state])</text:p>
      <text:p text:style-name="P3"><text:s text:c="12"/>return [...state, payload];</text:p>
      <text:p text:style-name="P3"><text:s text:c="8"/>case REMOVE_ALERT:</text:p>
      <text:p text:style-name="P3"><text:s text:c="12"/>return state.filter(alert =&gt; alert.id !== payload)</text:p>
      <text:p text:style-name="P3"><text:s text:c="8"/>default:</text:p>
      <text:p text:style-name="P3"><text:s text:c="12"/>return state;</text:p>
      <text:p text:style-name="P3"><text:s text:c="4"/>}</text:p>
      <text:p text:style-name="P3">}</text:p>
      <text:p text:style-name="P3"/>
      <text:p text:style-name="P2">// ------------------------------------------------src/actions/alert.js</text:p>
      <text:p text:style-name="P2"/>
      <text:p text:style-name="P3">import uuid from 'uuid/v4';</text:p>
      <text:p text:style-name="P3">import { SET_ALERT, REMOVE_ALERT } from './types';</text:p>
      <text:p text:style-name="P3"/>
      <text:p text:style-name="P3">export const setAlert = (msg, alertType, timeout = 5000) =&gt; dispatch =&gt; {</text:p>
      <text:p text:style-name="P3"><text:s text:c="4"/>const id = uuid();</text:p>
      <text:p text:style-name="P3"><text:s text:c="4"/>dispatch({</text:p>
      <text:p text:style-name="P3"><text:s text:c="8"/>type: SET_ALERT,</text:p>
      <text:p text:style-name="P3"><text:s text:c="8"/>payload: { msg, alertType, id }</text:p>
      <text:p text:style-name="P3"><text:s text:c="4"/>});</text:p>
      <text:p text:style-name="P3"/>
      <text:p text:style-name="P3"><text:s text:c="4"/>setTimeout(() =&gt; dispatch({ type: REMOVE_ALERT, payload: id }), timeout);</text:p>
      <text:p text:style-name="P3">}</text:p>
      <text:p text:style-name="P2"/>
      <text:p text:style-name="P2"/>
      <text:p text:style-name="P2"/>
      <text:p text:style-name="P2"><text:soft-page-break/>// --------------------------------- src/components/layout/Alert.js</text:p>
      <text:p text:style-name="P3"/>
      <text:p text:style-name="P3">import React from 'react';</text:p>
      <text:p text:style-name="P3">import PropTypes from 'prop-types';</text:p>
      <text:p text:style-name="P3">import { connect } from 'react-redux';</text:p>
      <text:p text:style-name="P3"/>
      <text:p text:style-name="P3">const Alert = ({ alerts }) =&gt; alerts !== null &amp;&amp; alerts.length &gt; 0 &amp;&amp; alerts.map(alert =&gt; (</text:p>
      <text:p text:style-name="P3"/>
      <text:p text:style-name="P3"><text:s text:c="4"/>&lt;div key={alert.id} className={`alert alert-${alert.alertType}`}&gt;</text:p>
      <text:p text:style-name="P3"><text:s text:c="8"/>{alert.msg}</text:p>
      <text:p text:style-name="P3"><text:s text:c="4"/>&lt;/div&gt;</text:p>
      <text:p text:style-name="P3"/>
      <text:p text:style-name="P3">))</text:p>
      <text:p text:style-name="P3"/>
      <text:p text:style-name="P3">Alert.propTypes = {</text:p>
      <text:p text:style-name="P3"><text:s text:c="4"/>alerts: PropTypes.array.isRequired</text:p>
      <text:p text:style-name="P3">}</text:p>
      <text:p text:style-name="P3"/>
      <text:p text:style-name="P3">// export default Alert</text:p>
      <text:p text:style-name="P3">const mapStateToProps = state =&gt; ({</text:p>
      <text:p text:style-name="P3"><text:s text:c="4"/>alerts: state.alert</text:p>
      <text:p text:style-name="P3">})</text:p>
      <text:p text:style-name="P3">export default connect(mapStateToProps)(Alert)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Sign In functionality – REACT</text:p>
      <text:list xml:id="list8114155633478834704" text:style-name="L7">
        <text:list-item>
          <text:p text:style-name="P12">Create login arrow function in action file --- <text:s/>/actions/auth.js</text:p>
        </text:list-item>
        <text:list-item>
          <text:p text:style-name="P12">Create the required types in actions/types.js --- LOGIN_SUCCESS, LOGIN_FAIL</text:p>
        </text:list-item>
        <text:list-item>
          <text:p text:style-name="P12">Create the cases for LOGIN_SUCCESS &amp; LOGIN_FAIL in reducer – /reducers/auth.js</text:p>
        </text:list-item>
        <text:list-item>
          <text:p text:style-name="P12">Import redux and trigger the action from the desired component. In our case from login component --- /components/auth/Login.js</text:p>
        </text:list-item>
      </text:list>
      <text:list xml:id="list963830784625434526" text:style-name="L8">
        <text:list-item>
          <text:p text:style-name="P13">import {connect} from react-redux</text:p>
        </text:list-item>
        <text:list-item>
          <text:p text:style-name="P13">import { PropTypes } from 'prop-types'</text:p>
        </text:list-item>
        <text:list-item>
          <text:p text:style-name="P13">import { login } from '../../actions/auth'</text:p>
        </text:list-item>
        <text:list-item>
          <text:p text:style-name="P13">replace export default Login with --&gt; export default connect(null, {login})(Login)</text:p>
        </text:list-item>
        <text:list-item>
          <text:p text:style-name="P13">Add propTypes --&gt; THIS IS BASICALLY CHECKING THE TYPE OF PROPS</text:p>
          <text:list>
            <text:list-item>
              <text:p text:style-name="P13">Login.propTypes = {</text:p>
              <text:list>
                <text:list-header>
                  <text:p text:style-name="P13">login: PropTypes.func.isRequired</text:p>
                </text:list-header>
              </text:list>
              <text:p text:style-name="P13">}</text:p>
            </text:list-item>
          </text:list>
        </text:list-item>
        <text:list-item>
          <text:p text:style-name="P13">MAPPING state to props using mapStateToProps</text:p>
          <text:list>
            <text:list-item>
              <text:p text:style-name="P13">const mapStateToProps = state =&gt; ({</text:p>
              <text:list>
                <text:list-header>
                  <text:p text:style-name="P13">isAuthenticated: state.auth.isAuthenticated</text:p>
                </text:list-header>
              </text:list>
              <text:p text:style-name="P13">})</text:p>
            </text:list-item>
          </text:list>
        </text:list-item>
        <text:list-item>
          <text:p text:style-name="P13">Now trigger the action</text:p>
        </text:list-item>
      </text:list>
      <text:p text:style-name="Standard"/>
      <text:p text:style-name="P1">LOGOUT functionality</text:p>
      <text:list xml:id="list2234615787212797415" text:style-name="L9">
        <text:list-item>
          <text:p text:style-name="P14">Add type to actions/types.js --- LOGOUT</text:p>
        </text:list-item>
        <text:list-item>
          <text:p text:style-name="P14">Add the action to auth.js </text:p>
        </text:list-item>
        <text:list-item>
          <text:p text:style-name="P14">Add the logout to reducer auth.js</text:p>
        </text:list-item>
        <text:list-item>
          <text:p text:style-name="P14">Now include redux to navbar --- components/layout/Navbar.js</text:p>
        </text:list-item>
      </text:list>
      <text:list xml:id="list8928682430456696219" text:style-name="L10">
        <text:list-item>
          <text:list>
            <text:list-item>
              <text:p text:style-name="P15">import { connect } from 'react-redux'</text:p>
            </text:list-item>
            <text:list-item>
              <text:p text:style-name="P15">import { PropTypes } from 'prop-types'</text:p>
            </text:list-item>
            <text:list-item>
              <text:p text:style-name="P15">import { logout } from '../../actions/auth'</text:p>
            </text:list-item>
            <text:list-item>
              <text:p text:style-name="P15">set the propTypes validation check </text:p>
              <text:list>
                <text:list-item>
                  <text:p text:style-name="P15">Navbar.propTypes = {</text:p>
                  <text:list>
                    <text:list-header>
                      <text:p text:style-name="P15">logout: PropTypes.func.isRequired,</text:p>
                      <text:p text:style-name="P15">auth: PropTypes.object.isRequired</text:p>
                    </text:list-header>
                  </text:list>
                  <text:p text:style-name="P15">}</text:p>
                </text:list-item>
              </text:list>
            </text:list-item>
            <text:list-item>
              <text:p text:style-name="P15">const mapStateToProps = state =&gt; {</text:p>
              <text:list>
                <text:list-header>
                  <text:p text:style-name="P15">auth: state.auth</text:p>
                </text:list-header>
              </text:list>
              <text:p text:style-name="P15">}</text:p>
            </text:list-item>
            <text:list-item>
              <text:p text:style-name="P15">Add auth and logout to the props of the component</text:p>
              <text:list>
                <text:list-item>
                  <text:p text:style-name="P15">const Navbar = ({ auth: { isAuthenticated, loading }, logout })</text:p>
                </text:list-item>
              </text:list>
            </text:list-item>
            <text:list-item>
              <text:p text:style-name="P15">Check loading and isAuthenticated state =&gt; Display the menu list items accordingly</text:p>
            </text:list-item>
            <text:list-item>
              <text:p text:style-name="P15">Now trigger the logout action on click of Logout link</text:p>
              <text:list>
                <text:list-item>
                  <text:p text:style-name="P15">&lt;Link to={'#'} onClick={(e) =&gt; { e.preventDefault(); logout(); }} &gt;Logout&lt;/Link&gt;</text:p>
                </text:list-item>
              </text:list>
            </text:list-item>
          </text:list>
        </text:list-item>
      </text:list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DASHBOARD Functionality</text:p>
      <text:p text:style-name="Standard"/>
      <text:p text:style-name="Standard">fetch all data using action -&gt; bringit from redux state -&gt; then pass it to other components e.g. Experience, education components</text:p>
      <text:p text:style-name="Standard"/>
      <text:p text:style-name="Standard">Now we will create a component – PrivateRoute that will allow user to access private routes only after login.</text:p>
      <text:p text:style-name="Standard"/>
      <text:p text:style-name="Standard">-- /src/components/routing/PrivateRoute.js</text:p>
      <text:p text:style-name="P1">Profile functionality:</text:p>
      <text:p text:style-name="Standard"/>
      <text:p text:style-name="Standard"><text:span text:style-name="T2">STEP 1. Create reducer</text:span> – <text:s text:c="2"/>/src/reducers/profile.js</text:p>
      <text:p text:style-name="Standard">Import it to the root reducer i.e. in /src/reducers/index.js</text:p>
      <text:p text:style-name="Standard"/>
      <text:p text:style-name="Standard"><text:span text:style-name="T2">STEP 2.</text:span> Add types to src/actions/types.js file</text:p>
      <text:p text:style-name="Standard"/>
      <text:p text:style-name="Standard"><text:span text:style-name="T2">STEP 3.</text:span> Create action file – src/actions/profile.js</text:p>
      <text:p text:style-name="Standard"/>
      <text:p text:style-name="Standard"><text:span text:style-name="T2">STEP 4.</text:span> Handle the actions in reducer file – using switch statement</text:p>
      <text:p text:style-name="Standard"/>
      <text:p text:style-name="P1">Now we have to add this to Dashboard</text:p>
      <text:p text:style-name="Standard"/>
      <text:p text:style-name="Standard">STEP 1A. Add redux to Dashboard component</text:p>
      <text:list xml:id="list4222318122642434386" text:style-name="L11">
        <text:list-item>
          <text:list>
            <text:list-item>
              <text:p text:style-name="P17">import {connect} from 'react-redux'</text:p>
            </text:list-item>
            <text:list-item>
              <text:p text:style-name="P17">import {getCurrentProfile} from '../../actions/profile';</text:p>
            </text:list-item>
            <text:list-item>
              <text:p text:style-name="P17">Dashboard.propTypes = {</text:p>
              <text:list>
                <text:list-header>
                  <text:p text:style-name="P17">getCurrentProfile: PropTypes.func.isRequired,</text:p>
                  <text:p text:style-name="P17">auth: PropTypes.object.isRequired,</text:p>
                  <text:p text:style-name="P17">profile: PropTypes.object.isRequired</text:p>
                </text:list-header>
              </text:list>
              <text:p text:style-name="P17">}</text:p>
            </text:list-item>
            <text:list-item>
              <text:p text:style-name="P17">const mapStateToProps = state =&gt; ({</text:p>
              <text:list>
                <text:list-header>
                  <text:p text:style-name="P17">auth: state.auth,</text:p>
                  <text:p text:style-name="P17">profile: state.profile</text:p>
                </text:list-header>
              </text:list>
              <text:p text:style-name="P17">})</text:p>
            </text:list-item>
            <text:list-item>
              <text:p text:style-name="P17">export default connect(mapStateToProps, {getCurrentProfile})(Dashboard)</text:p>
            </text:list-item>
          </text:list>
        </text:list-item>
      </text:list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">Create Profile functionality:</text:p>
      <text:p text:style-name="Standard"/>
      <text:list xml:id="list3530602917076970814" text:style-name="L12">
        <text:list-item>
          <text:p text:style-name="P18">Create Component -- /components/profile-form/CreateProfile.js</text:p>
        </text:list-item>
      </text:list>
      <text:list xml:id="list782250315391862962" text:style-name="L13">
        <text:list-item>
          <text:list>
            <text:list-item>
              <text:p text:style-name="P19">Add the form into it</text:p>
            </text:list-item>
          </text:list>
        </text:list-item>
      </text:list>
      <text:list xml:id="list37683327" text:continue-list="list3530602917076970814" text:style-name="L12">
        <text:list-item>
          <text:p text:style-name="P18">Create Action</text:p>
        </text:list-item>
        <text:list-item>
          <text:p text:style-name="P18">Create Reducer</text:p>
        </text:list-item>
      </text:list>
      <text:list xml:id="list834807860642380835" text:style-name="L14">
        <text:list-item>
          <text:list>
            <text:list-header>
              <text:p text:style-name="P20"/>
            </text:list-header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><text:soft-page-break/>Publish on HEROKU</text:p>
      <text:p text:style-name="Standard"/>
      <text:p text:style-name="P1">Install Heroku CLI</text:p>
      <text:p text:style-name="Standard">Step 1. Install Heroku CLI</text:p>
      <text:p text:style-name="Standard">Step 2. open cmd OR terminal window at the root location of project</text:p>
      <text:p text:style-name="Standard">Step 3. type command: heroku login</text:p>
      <text:p text:style-name="Standard"/>
      <text:p text:style-name="P1">Now prepare for deployment</text:p>
      <text:p text:style-name="Standard">Step 1. Create a config file for production --- config/production.json</text:p>
      <text:p text:style-name="Standard">Step 2. Copy the config from default.json</text:p>
      <text:p text:style-name="Standard">Step 3. In .gitignore file, add – config/default.json <text:s text:c="3"/>-&gt; This will not add default.json file to heroku</text:p>
      <text:p text:style-name="Standard">Step 4. In <text:span text:style-name="T2">package.json</text:span>, add in scripts ---- <text:span text:style-name="T5">"heroku-postbuild"</text:span><text:span text:style-name="T6">: </text:span><text:span text:style-name="T9">"NPM_CONFIG_PRODUCTION=false npm install --prefix client &amp;&amp; npm run build --prefix client"</text:span></text:p>
      <text:p text:style-name="Standard"/>
      <text:p text:style-name="Standard">Step 5. Now in server.js file, add the following code to serve static assets in production</text:p>
      <text:p text:style-name="Standard"/>
      <text:p text:style-name="P25">// Serve static assets in production</text:p>
      <text:p text:style-name="P22"><text:span text:style-name="T10">if</text:span> (<text:span text:style-name="T3">process</text:span>.<text:span text:style-name="T3">env</text:span>.<text:span text:style-name="T11">NODE_ENV</text:span> === <text:span text:style-name="T7">'production'</text:span>) {</text:p>
      <text:p text:style-name="P23">    <text:span text:style-name="T14">// Set the static folder</text:span></text:p>
      <text:p text:style-name="P23">    <text:span text:style-name="T12">app</text:span><text:span text:style-name="T13">.</text:span><text:span text:style-name="T15">use</text:span><text:span text:style-name="T13">(</text:span><text:span text:style-name="T12">express</text:span><text:span text:style-name="T13">.</text:span><text:span text:style-name="T15">static</text:span><text:span text:style-name="T13">(</text:span><text:span text:style-name="T8">'client/build'</text:span><text:span text:style-name="T13">))</text:span></text:p>
      <text:p text:style-name="P24"/>
      <text:p text:style-name="P23">    <text:span text:style-name="T12">app</text:span><text:span text:style-name="T13">.</text:span><text:span text:style-name="T15">get</text:span><text:span text:style-name="T13">(</text:span><text:span text:style-name="T8">'*'</text:span><text:span text:style-name="T13">, (</text:span><text:span text:style-name="T4">req</text:span><text:span text:style-name="T13">, </text:span><text:span text:style-name="T4">res</text:span><text:span text:style-name="T13">) </text:span><text:span text:style-name="T16">=&gt;</text:span><text:span text:style-name="T13"> {</text:span></text:p>
      <text:p text:style-name="P23">        <text:span text:style-name="T4">res</text:span><text:span text:style-name="T13">.</text:span><text:span text:style-name="T15">sendFile</text:span><text:span text:style-name="T13">(</text:span><text:span text:style-name="T12">path</text:span><text:span text:style-name="T13">.</text:span><text:span text:style-name="T15">resolve</text:span><text:span text:style-name="T13">(</text:span><text:span text:style-name="T4">__dirname</text:span><text:span text:style-name="T13">, </text:span><text:span text:style-name="T8">'client'</text:span><text:span text:style-name="T13">, </text:span><text:span text:style-name="T8">'build'</text:span><text:span text:style-name="T13">, </text:span><text:span text:style-name="T8">'index.html'</text:span><text:span text:style-name="T13">))</text:span></text:p>
      <text:p text:style-name="P23">    <text:span text:style-name="T13">})</text:span></text:p>
      <text:p text:style-name="P22">}</text:p>
      <text:p text:style-name="Standard"/>
      <text:p text:style-name="Standard"/>
      <text:p text:style-name="P1">Deploy on Heroku</text:p>
      <text:p text:style-name="Standard"/>
      <text:p text:style-name="Standard"><text:span text:style-name="T2">Step 1.</text:span> check heroku version in cmd or terminal window using command "heroku create"</text:p>
      <text:p text:style-name="Standard"><text:span text:style-name="T2">Step 2. </text:span><text:span text:style-name="T1">Now open heroku and then the new application and copy the command like 'heroku git:remote -a enigmatic-river-78415'</text:span></text:p>
      <text:p text:style-name="P1"><text:span text:style-name="T1"/></text:p>
      <text:p text:style-name="P1">Step 3.<text:span text:style-name="T1"> </text:span>Set remote repository<text:span text:style-name="T1"> of heroku – paste and run the copied command into terminal</text:span></text:p>
      <text:p text:style-name="P1">Step 4.<text:span text:style-name="T1"> Now </text:span>push<text:span text:style-name="T1"> the changes to heroku - <text:s/>'git push heroku master'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8DT1H16M22S</meta:editing-duration>
    <meta:editing-cycles>74</meta:editing-cycles>
    <meta:generator>OpenOffice/4.1.7$Win32 OpenOffice.org_project/417m1$Build-9800</meta:generator>
    <dc:date>2020-06-29T17:47:16.22</dc:date>
    <dc:creator>Mohit Sharma</dc:creator>
    <meta:document-statistic meta:table-count="0" meta:image-count="0" meta:object-count="0" meta:page-count="8" meta:paragraph-count="173" meta:word-count="935" meta:character-count="6468"/>
    <meta:user-defined meta:name="Info 1"/>
    <meta:user-defined meta:name="Info 2"/>
    <meta:user-defined meta:name="Info 3"/>
    <meta:user-defined meta:name="Info 4"/>
  </office:meta>
</office:document-meta>
</file>